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07ada" officeooo:paragraph-rsid="00007ada"/>
    </style:style>
    <style:style style:name="P2" style:family="paragraph" style:parent-style-name="Standard">
      <style:paragraph-properties fo:text-align="justify" style:justify-single-word="false"/>
      <style:text-properties officeooo:rsid="00007ada" officeooo:paragraph-rsid="00007ada"/>
    </style:style>
    <style:style style:name="P3" style:family="paragraph" style:parent-style-name="Standard">
      <style:text-properties fo:font-size="14pt" fo:font-weight="bold" officeooo:rsid="00009e22" officeooo:paragraph-rsid="00009e2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09e22" officeooo:paragraph-rsid="00009e22"/>
    </style:style>
    <style:style style:name="P5" style:family="paragraph" style:parent-style-name="Standard">
      <style:paragraph-properties fo:text-align="justify" style:justify-single-word="false"/>
      <style:text-properties officeooo:rsid="0003e5d5" officeooo:paragraph-rsid="0003e5d5"/>
    </style:style>
    <style:style style:name="P6" style:family="paragraph" style:parent-style-name="Standard">
      <style:paragraph-properties fo:text-align="justify" style:justify-single-word="false"/>
      <style:text-properties officeooo:rsid="0003e5d5" officeooo:paragraph-rsid="0005bf4c"/>
    </style:style>
    <style:style style:name="P7" style:family="paragraph" style:parent-style-name="Standard">
      <style:paragraph-properties fo:text-align="justify" style:justify-single-word="false"/>
      <style:text-properties officeooo:rsid="0005bf4c" officeooo:paragraph-rsid="0005bf4c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5bf4c" officeooo:paragraph-rsid="0005bf4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5e438" officeooo:paragraph-rsid="0005e438"/>
    </style:style>
    <style:style style:name="P10" style:family="paragraph" style:parent-style-name="Standard">
      <style:paragraph-properties fo:text-align="justify" style:justify-single-word="false"/>
      <style:text-properties officeooo:rsid="0005e438" officeooo:paragraph-rsid="00079c40"/>
    </style:style>
    <style:style style:name="P11" style:family="paragraph" style:parent-style-name="Standard">
      <style:paragraph-properties fo:text-align="justify" style:justify-single-word="false"/>
      <style:text-properties officeooo:rsid="0005e438" officeooo:paragraph-rsid="00089a52"/>
    </style:style>
    <style:style style:name="P12" style:family="paragraph" style:parent-style-name="Standard">
      <style:paragraph-properties fo:text-align="justify" style:justify-single-word="false"/>
      <style:text-properties officeooo:rsid="00069cb6" officeooo:paragraph-rsid="00069cb6"/>
    </style:style>
    <style:style style:name="P13" style:family="paragraph" style:parent-style-name="Standard">
      <style:paragraph-properties fo:text-align="justify" style:justify-single-word="false"/>
      <style:text-properties officeooo:rsid="00069cb6" officeooo:paragraph-rsid="00089a52"/>
    </style:style>
    <style:style style:name="P14" style:family="paragraph" style:parent-style-name="Standard">
      <style:paragraph-properties fo:text-align="justify" style:justify-single-word="false"/>
      <style:text-properties officeooo:rsid="00069cb6" officeooo:paragraph-rsid="000d1c5d"/>
    </style:style>
    <style:style style:name="P15" style:family="paragraph" style:parent-style-name="Standard">
      <style:paragraph-properties fo:text-align="justify" style:justify-single-word="false"/>
      <style:text-properties officeooo:rsid="0010541b" officeooo:paragraph-rsid="0010541b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style="normal" officeooo:rsid="0010541b" officeooo:paragraph-rsid="0010541b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style="normal" officeooo:rsid="0010541b" officeooo:paragraph-rsid="0012787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style="normal" officeooo:rsid="0012787d" officeooo:paragraph-rsid="0012787d"/>
    </style:style>
    <style:style style:name="T1" style:family="text">
      <style:text-properties officeooo:rsid="00009e22"/>
    </style:style>
    <style:style style:name="T2" style:family="text">
      <style:text-properties officeooo:rsid="0003e5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bf4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bf4c" style:font-weight-asian="normal" style:font-weight-complex="normal"/>
    </style:style>
    <style:style style:name="T7" style:family="text">
      <style:text-properties fo:font-weight="normal" officeooo:rsid="00069cb6" style:font-weight-asian="normal" style:font-weight-complex="normal"/>
    </style:style>
    <style:style style:name="T8" style:family="text">
      <style:text-properties fo:font-weight="normal" officeooo:rsid="00079c40" style:font-weight-asian="normal" style:font-weight-complex="normal"/>
    </style:style>
    <style:style style:name="T9" style:family="text">
      <style:text-properties fo:font-weight="normal" officeooo:rsid="0005e438" style:font-weight-asian="normal" style:font-weight-complex="normal"/>
    </style:style>
    <style:style style:name="T10" style:family="text">
      <style:text-properties fo:font-weight="normal" officeooo:rsid="000b21fd" style:font-weight-asian="normal" style:font-weight-complex="normal"/>
    </style:style>
    <style:style style:name="T11" style:family="text">
      <style:text-properties fo:font-weight="normal" officeooo:rsid="000d1c5d" style:font-weight-asian="normal" style:font-weight-complex="normal"/>
    </style:style>
    <style:style style:name="T12" style:family="text">
      <style:text-properties fo:font-weight="normal" officeooo:rsid="00113139" style:font-weight-asian="normal" style:font-weight-complex="normal"/>
    </style:style>
    <style:style style:name="T13" style:family="text">
      <style:text-properties fo:font-weight="normal" officeooo:rsid="0012787d" style:font-weight-asian="normal" style:font-weight-complex="normal"/>
    </style:style>
    <style:style style:name="T14" style:family="text">
      <style:text-properties fo:font-variant="normal" fo:text-transform="none" fo:color="#3c4043" loext:opacity="100%" style:font-name="Roboto" fo:font-size="10.5pt" fo:letter-spacing="normal" fo:font-style="normal"/>
    </style:style>
    <style:style style:name="T15" style:family="text">
      <style:text-properties fo:font-variant="normal" fo:text-transform="none" fo:color="#3c4043" loext:opacity="100%" style:font-name="Roboto" fo:font-size="10.5pt" fo:letter-spacing="normal" fo:font-style="normal" fo:font-weight="normal" style:font-weight-asian="normal" style:font-weight-complex="normal"/>
    </style:style>
    <style:style style:name="T16" style:family="text">
      <style:text-properties fo:font-style="italic" fo:font-weight="normal" officeooo:rsid="00079c4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Details</text:p>
      <text:p text:style-name="P3"/>
      <text:p text:style-name="P1">Project Title: Taskbot </text:p>
      <text:p text:style-name="P1"/>
      <text:p text:style-name="P1">Project Type: GUI-based </text:p>
      <text:p text:style-name="P1"/>
      <text:p text:style-name="P1">Problem Statement: While working on our computer we need some small tools also</text:p>
      <text:p text:style-name="P1">some necessary fe<text:span text:style-name="T2">a</text:span>tur<text:span text:style-name="T1">e</text:span> that can help us in our, for this we have to use different different softw<text:span text:style-name="T1">a</text:span>re,</text:p>
      <text:p text:style-name="P2">which is <text:span text:style-name="T1">very ineffic</text:span><text:span text:style-name="T2">i</text:span><text:span text:style-name="T1">ent.</text:span></text:p>
      <text:p text:style-name="P2"/>
      <text:p text:style-name="P4">Purpose of the system: The main purpose of the system is to <text:span text:style-name="T2">make our work easy and efficient. It provide us all the necessary tools that we need in our daily work. And help us to boost our productivity.</text:span></text:p>
      <text:p text:style-name="P4"/>
      <text:p text:style-name="P5">Target Users: The software is for all computer user, who want to increase there productivity, and make the daily work experience batter. </text:p>
      <text:p text:style-name="P5"/>
      <text:p text:style-name="P6"><text:span text:style-name="T4">Technology &amp; Tools</text:span></text:p>
      <text:p text:style-name="P6"><text:span text:style-name="T6">Programming Language: C</text:span></text:p>
      <text:p text:style-name="P6"><text:span text:style-name="T6"/></text:p>
      <text:p text:style-name="P6"><text:span text:style-name="T6">Compiler: VS code + GCC.</text:span></text:p>
      <text:p text:style-name="P6"><text:span text:style-name="T6"/></text:p>
      <text:p text:style-name="P7"><text:span text:style-name="T5">Data Storage Method: File handling [Local]</text:span></text:p>
      <text:p text:style-name="P7"><text:span text:style-name="T5"/></text:p>
      <text:p text:style-name="P8"><text:span text:style-name="T14">System Design: </text:span><text:span text:style-name="T15">[Will Add Later]</text:span></text:p>
      <text:p text:style-name="P8"><text:span text:style-name="T15"/></text:p>
      <text:p text:style-name="P9"><text:span text:style-name="T3">Feature List: </text:span><text:span text:style-name="T5">[ Each feature must be listed with a short explanation ]</text:span></text:p>
      <text:p text:style-name="P9"><text:span text:style-name="T5"/></text:p>
      <text:p text:style-name="P10"><text:span text:style-name="T5">1. </text:span><text:span text:style-name="T7">Interactive GUI:</text:span></text:p>
      <text:p text:style-name="P10"><text:span text:style-name="T7"><text:tab/></text:span><text:span text:style-name="T10">A user friendly GUI</text:span></text:p>
      <text:p text:style-name="P11"><text:span text:style-name="T5">2. </text:span><text:span text:style-name="T7">Local SMS</text:span></text:p>
      <text:p text:style-name="P11"><text:span text:style-name="T7"><text:tab/></text:span><text:span text:style-name="T10">Communication between two computer in a local network </text:span></text:p>
      <text:p text:style-name="P11"><text:span text:style-name="T5">3. </text:span><text:span text:style-name="T8">Light AI</text:span></text:p>
      <text:p text:style-name="P11"><text:span text:style-name="T8"><text:tab/></text:span><text:span text:style-name="T10">A simple AI assistant to help me through different task and activity </text:span></text:p>
      <text:p text:style-name="P11"><text:span text:style-name="T5">4. </text:span><text:span text:style-name="T7">CMD Shell</text:span></text:p>
      <text:p text:style-name="P11"><text:span text:style-name="T7"><text:tab/></text:span><text:span text:style-name="T10">Customize cmd to make command easy</text:span></text:p>
      <text:p text:style-name="P9"><text:span text:style-name="T5">5. Custom keyboard shortcut</text:span></text:p>
      <text:p text:style-name="P9"><text:span text:style-name="T5"><text:tab/></text:span><text:span text:style-name="T10">Help me with </text:span></text:p>
      <text:p text:style-name="P9"><text:span text:style-name="T5">6. </text:span><text:span text:style-name="T7">App Lancer</text:span></text:p>
      <text:p text:style-name="P9"><text:span text:style-name="T7"><text:tab/></text:span><text:span text:style-name="T11">Easy way to assess all the necessary application</text:span></text:p>
      <text:p text:style-name="P13"><text:span text:style-name="T5">7. System Setting</text:span></text:p>
      <text:p text:style-name="P13"><text:span text:style-name="T5"><text:tab/></text:span><text:span text:style-name="T11">Change different setting of the application</text:span></text:p>
      <text:p text:style-name="P13"><text:span text:style-name="T5">8. <text:s/></text:span><text:span text:style-name="T9">Unit Converter</text:span></text:p>
      <text:p text:style-name="P13"><text:span text:style-name="T9"><text:tab/></text:span><text:span text:style-name="T11">Compare between to unit like dolar to take, eng to bdt, fit to miter </text:span></text:p>
      <text:p text:style-name="P13"><text:span text:style-name="T5">9. <text:s/></text:span><text:span text:style-name="T9">Reminder</text:span></text:p>
      <text:p text:style-name="P13"><text:span text:style-name="T9"><text:tab/></text:span><text:span text:style-name="T11">Smart system to notify me about different event</text:span></text:p>
      <text:p text:style-name="P13"><text:span text:style-name="T5">10. <text:s/></text:span><text:span text:style-name="T10">S</text:span><text:span text:style-name="T9">ystem information</text:span></text:p>
      <text:p text:style-name="P14"><text:span text:style-name="T9"><text:tab/></text:span><text:span text:style-name="T11">Display different information about the system like, cpu temparature, memory, ram etc </text:span></text:p>
      <text:p text:style-name="P14"><text:span text:style-name="T5">11. <text:s/></text:span><text:span text:style-name="T9">Timer</text:span></text:p>
      <text:p text:style-name="P14"><text:span text:style-name="T9"><text:tab/></text:span><text:span text:style-name="T11">A countdown system for competitive task</text:span></text:p>
      <text:p text:style-name="P13"><text:span text:style-name="T5">12. Short Note</text:span></text:p>
      <text:p text:style-name="P13"><text:span text:style-name="T5"><text:tab/></text:span><text:span text:style-name="T11">Fast way to take note and organize them</text:span></text:p>
      <text:p text:style-name="P15"><text:soft-page-break/><text:span text:style-name="T8">T</text:span><text:span text:style-name="T5">eam Member Roles &amp; Work Distribution</text:span></text:p>
      <text:p text:style-name="P15"><text:span text:style-name="T5">Member Name<text:tab/><text:tab/>Features Assigned</text:span></text:p>
      <text:p text:style-name="P16"><text:span text:style-name="T5">Mahabub Alam<text:tab/><text:tab/>Fe</text:span><text:span text:style-name="T13">a</text:span><text:span text:style-name="T5">ture 1, 3, </text:span><text:span text:style-name="T12">7</text:span></text:p>
      <text:p text:style-name="P17"><text:span text:style-name="T12">Mustasim Fuad<text:tab/><text:tab/></text:span><text:span text:style-name="T5">Fe</text:span><text:span text:style-name="T13">a</text:span><text:span text:style-name="T5">ture </text:span><text:span text:style-name="T13">9, 10, 11</text:span></text:p>
      <text:p text:style-name="P17"><text:span text:style-name="T13">Noshin Atia Rubbat <text:tab/><text:tab/></text:span><text:span text:style-name="T5">Fe</text:span><text:span text:style-name="T13">a</text:span><text:span text:style-name="T5">ture </text:span><text:span text:style-name="T13">2, 4, 12</text:span></text:p>
      <text:p text:style-name="P18"><text:span text:style-name="T13">M</text:span><text:span text:style-name="T5">ohona Rahman<text:tab/><text:tab/>Feature 5, 6, 8</text:span></text:p>
      <text:p text:style-name="P16"><text:span text:style-name="T12"/></text:p>
      <text:p text:style-name="P12"><text:span text:style-name="T16"/></text:p>
      <text:p text:style-name="P15"><text:span text:style-name="T5"/></text:p>
      <text:p text:style-name="P12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23:02:22.837971750</meta:creation-date>
    <dc:date>2025-10-28T19:02:04.136075282</dc:date>
    <meta:editing-duration>PT2H15M5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304" meta:character-count="1769" meta:non-whitespace-character-count="1479"/>
  </office:meta>
</office:document-meta>
</file>